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032cm" fo:margin-right="0cm" fo:text-align="center" style:justify-single-word="false" fo:text-indent="0.026cm" style:auto-text-indent="false" style:page-number="auto"/>
      <style:text-properties fo:font-size="18pt" fo:language="ru" fo:country="RU" style:font-size-asian="18pt" style:font-size-complex="18pt"/>
    </style:style>
    <style:style style:name="P2" style:family="paragraph" style:parent-style-name="Standard" style:master-page-name="">
      <style:paragraph-properties fo:margin-left="0.767cm" fo:margin-right="0cm" fo:text-indent="0.582cm" style:auto-text-indent="false" style:page-number="auto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P4" style:family="paragraph" style:parent-style-name="Standard" style:list-style-name="L1">
      <style:paragraph-properties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1" style:master-page-name="">
      <style:paragraph-properties style:page-number="auto"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З на конструирование узла ТГС Н2</text:p>
      <text:p text:style-name="P2"/>
      <text:list xml:id="list508562363762061879" text:style-name="L1">
        <text:list-item>
          <text:p text:style-name="P5">интегрировать Детектор Отбоя <text:s text:c="2"/>(ДО) в печатную плату (ПП)</text:p>
          <text:p text:style-name="P4"/>
        </text:list-item>
        <text:list-item>
          <text:p text:style-name="P4">Присвоить название новой ПП — Плата управления узлом ТГС Н2 и занятие децимального номера (МАВЦ 467291.011)</text:p>
          <text:p text:style-name="P4"/>
        </text:list-item>
        <text:list-item>
          <text:p text:style-name="P4">Заменить на русские электрорадиоэлементы (ЭРИ) из перечня разрешенных либо по возможности на просто русские.</text:p>
          <text:p text:style-name="P4"/>
        </text:list-item>
        <text:list-item>
          <text:p text:style-name="P4">изменить установку микросхемы <text:s/><text:span text:style-name="T1">D7 </text:span>на верхнюю сторону платы для увеличения просвета между платами на 15 мм (С учетом п.9 высотой 7 мм)</text:p>
          <text:p text:style-name="P4"/>
        </text:list-item>
        <text:list-item>
          <text:p text:style-name="P4">предусмотреть установку дополнительных разьемов для подключения платы управления.</text:p>
          <text:p text:style-name="P4"/>
        </text:list-item>
        <text:list-item>
          <text:p text:style-name="P4">Предусмотреть пространство для прохода кабелей между платами</text:p>
          <text:p text:style-name="P4"/>
        </text:list-item>
        <text:list-item>
          <text:p text:style-name="P4">Размещение отверстия <text:s/>в корпусе коробки для радиоэлементов для вывода гермоввода кабелей на корпусе узла в связи с новой разводкой плат.</text:p>
          <text:p text:style-name="P4"/>
        </text:list-item>
        <text:list-item>
          <text:p text:style-name="P4"><text:s/>Доработать узел ТГС Н2 МАВЦ 467291.010</text:p>
          <text:p text:style-name="P4"/>
        </text:list-item>
        <text:list-item>
          <text:p text:style-name="P4">Изменить разводку потенциометров <text:span text:style-name="T1">R33 </text:span>“Динамик” и <text:s/><text:span text:style-name="T1"><text:s/>R34 </text:span>“Микрофон”, чтобы опустить их на поверхность ПП, для увеличения просвета между ПП на 4 мм.</text:p>
          <text:p text:style-name="P4"/>
        </text:list-item>
        <text:list-item>
          <text:p text:style-name="P4">Изменить конструкцию радиатора МАВЦ 467291.010 (в соотв. с п. 3<text:span text:style-name="T1">)</text:span></text:p>
          <text:p text:style-name="P4"><text:span text:style-name="T1"/></text:p>
        </text:list-item>
        <text:list-item>
          <text:p text:style-name="P4">Схема Э3 и перечень элементов в приложении.</text:p>
        </text:list-item>
      </text:list>
      <text:p text:style-name="P3"/>
      <text:p text:style-name="P3"/>
      <text:p text:style-name="P3"/>
      <text:p text:style-name="P3">Разработал <text:s text:c="13"/>Михайлов <text:s text:c="3"/></text:p>
      <text:p text:style-name="P3">Согласовано <text:s text:c="11"/>Елкин</text:p>
      <text:p text:style-name="P3">Утвердил <text:s text:c="17"/>Крыси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8M32S</meta:editing-duration>
    <meta:editing-cycles>10</meta:editing-cycles>
    <meta:generator>OpenOffice/4.1.2$Win32 OpenOffice.org_project/412m3$Build-9782</meta:generator>
    <dc:date>2016-12-02T18:50:22.18</dc:date>
    <meta:print-date>2016-12-02T13:52:57.96</meta:print-date>
    <meta:document-statistic meta:table-count="0" meta:image-count="0" meta:object-count="0" meta:page-count="1" meta:paragraph-count="15" meta:word-count="163" meta:character-count="1126"/>
    <meta:user-defined meta:name="Info 1"/>
    <meta:user-defined meta:name="Info 2"/>
    <meta:user-defined meta:name="Info 3"/>
    <meta:user-defined meta:name="Info 4"/>
  </office:meta>
</office:document-meta>
</file>